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ntarell" style:font-family-asian="Cantarell" style:font-family-complex="Cantarell" fo:background-color="transparent" fo:color="#000000"/>
    </style:style>
    <style:style style:name="T2" style:family="text">
      <style:text-properties fo:font-size="24.00pt" fo:font-weight="bold"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6" style:family="text">
      <style:text-properties fo:font-size="12.00pt" fo:font-weight="normal" fo:font-family="'Liberation Serif'" style:font-family-asian="'Liberation Serif'" style:font-family-complex="'Liberation Serif'" fo:background-color="transparent" fo:color="#000000"/>
    </style:style>
    <style:style style:name="T1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8" style:family="text">
      <style:text-properties fo:font-size="12.00pt" fo:font-weight="normal" fo:font-family="'Liberation Serif'" style:font-family-asian="'Liberation Serif'" style:font-family-complex="'Liberation Serif'"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bold" fo:font-family="Arial" style:font-family-asian="Arial" style:font-family-complex="Arial" fo:background-color="transparent" fo:color="#000000"/>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292929"/>
    </style:style>
    <style:style style:name="T34" style:family="text">
      <style:text-properties fo:font-size="11.00pt" fo:font-weight="normal" fo:font-family="Arial" style:font-family-asian="Arial" style:font-family-complex="Arial"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Arial" style:font-family-asian="Arial" style:font-family-complex="Arial" fo:background-color="transparent" fo:color="#292929"/>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Arial" style:font-family-asian="Arial" style:font-family-complex="Arial" fo:background-color="transparent" fo:color="#292929"/>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bold" fo:font-family="Arial" style:font-family-asian="Arial" style:font-family-complex="Arial" fo:background-color="transparent" fo:color="#000000"/>
    </style:style>
    <style:style style:name="T42" style:family="text">
      <style:text-properties fo:font-size="12.00pt" fo:font-weight="normal" fo:font-family="Arial" style:font-family-asian="Arial" style:font-family-complex="Arial" fo:background-color="transparent" fo:color="#000000"/>
    </style:style>
    <style:style style:name="T43" style:family="text">
      <style:text-properties fo:font-size="11.00pt" fo:font-weight="normal" fo:font-family="Arial" style:font-family-asian="Arial" style:font-family-complex="Arial" fo:background-color="transparent" fo:color="#000000"/>
    </style:style>
    <style:style style:name="T44" style:family="text">
      <style:text-properties fo:font-size="12.00pt" fo:font-weight="bold" fo:font-family="Calibri" style:font-family-asian="Calibri" style:font-family-complex="Calibri" fo:background-color="transparent" style:use-window-font-color="true"/>
    </style:style>
    <style:style style:name="T45" style:family="text">
      <style:text-properties fo:font-size="12.00pt" fo:font-weight="bold" fo:font-family="Arial" style:font-family-asian="Arial" style:font-family-complex="Arial"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fo:color="#000000"/>
    </style:style>
    <style:style style:name="T48" style:family="text">
      <style:text-properties fo:font-size="11.00pt" fo:font-weight="normal" fo:font-family="Arial" style:font-family-asian="Arial" style:font-family-complex="Arial" fo:background-color="transparent" fo:color="#222222"/>
    </style:style>
    <style:style style:name="T49" style:family="text">
      <style:text-properties fo:font-size="11.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Arial" style:font-family-asian="Arial" style:font-family-complex="Arial" fo:background-color="transparent" fo:color="#000000"/>
    </style:style>
    <style:style style:name="T52" style:family="text">
      <style:text-properties fo:font-size="11.00pt" fo:font-weight="normal" fo:font-family="Arial" style:font-family-asian="Arial" style:font-family-complex="Arial" fo:background-color="transparent" fo:color="#000000"/>
    </style:style>
    <style:style style:name="T53" style:family="text">
      <style:text-properties fo:font-size="11.00pt" fo:font-weight="normal" fo:font-family="Arial" style:font-family-asian="Arial" style:font-family-complex="Arial" fo:background-color="transparent" fo:color="#000000"/>
    </style:style>
    <style:style style:name="T54" style:family="text">
      <style:text-properties fo:font-size="11.00pt" fo:font-weight="bold" fo:font-family="Arial" style:font-family-asian="Arial" style:font-family-complex="Arial" fo:background-color="transparent" fo:color="#000000"/>
    </style:style>
    <style:style style:name="T55" style:family="text">
      <style:text-properties fo:font-size="11.00pt" fo:font-weight="normal" fo:font-family="Arial" style:font-family-asian="Arial" style:font-family-complex="Arial" fo:background-color="transparent" fo:color="#000000"/>
    </style:style>
    <style:style style:name="T56" style:family="text">
      <style:text-properties fo:font-size="11.00pt" fo:font-weight="normal" fo:font-family="Arial" style:font-family-asian="Arial" style:font-family-complex="Arial" fo:background-color="transparent" fo:color="#000000"/>
    </style:style>
    <style:style style:name="T57" style:family="text">
      <style:text-properties fo:font-size="11.00pt" fo:font-weight="normal" fo:font-family="Arial" style:font-family-asian="Arial" style:font-family-complex="Arial" fo:background-color="transparent" fo:color="#000000"/>
    </style:style>
    <style:style style:name="T58" style:family="text">
      <style:text-properties fo:font-size="12.00pt" fo:font-weight="bold" fo:font-family="Calibri" style:font-family-asian="Calibri" style:font-family-complex="Calibri" fo:background-color="transparent" style:use-window-font-color="true"/>
    </style:style>
    <style:style style:name="T59" style:family="text">
      <style:text-properties fo:font-size="12.00pt" fo:font-weight="bold" fo:font-family="Arial" style:font-family-asian="Arial" style:font-family-complex="Arial" fo:background-color="transparent" fo:color="#000000"/>
    </style:style>
    <style:style style:name="T60" style:family="text">
      <style:text-properties fo:font-size="11.00pt" fo:font-weight="bold" fo:font-family="Arial" style:font-family-asian="Arial" style:font-family-complex="Arial" fo:background-color="transparent" fo:color="#000000"/>
    </style:style>
    <style:style style:name="T61" style:family="text">
      <style:text-properties fo:font-size="11.00pt" fo:font-weight="normal" fo:font-family="Arial" style:font-family-asian="Arial" style:font-family-complex="Arial" fo:background-color="transparent" fo:color="#000000"/>
    </style:style>
    <style:style style:name="T62" style:family="text">
      <style:text-properties fo:font-size="11.00pt" fo:font-weight="bold" fo:font-family="Arial" style:font-family-asian="Arial" style:font-family-complex="Arial" fo:background-color="transparent" fo:color="#000000"/>
    </style:style>
    <style:style style:name="T63" style:family="text">
      <style:text-properties fo:font-size="11.00pt" fo:font-weight="normal" fo:font-family="Arial" style:font-family-asian="Arial" style:font-family-complex="Arial" fo:background-color="transparent" fo:color="#000000"/>
    </style:style>
    <style:style style:name="T64" style:family="text">
      <style:text-properties fo:font-size="11.00pt" fo:font-weight="normal" fo:font-family="Arial" style:font-family-asian="Arial" style:font-family-complex="Arial" fo:background-color="transparent" fo:color="#000000"/>
    </style:style>
    <style:style style:name="T65" style:family="text">
      <style:text-properties fo:font-size="11.00pt" fo:font-weight="bold" fo:font-family="Arial" style:font-family-asian="Arial" style:font-family-complex="Arial" fo:background-color="transparent" fo:color="#000000"/>
    </style:style>
    <style:style style:name="T66" style:family="text">
      <style:text-properties fo:font-size="12.00pt" fo:font-weight="bold" fo:font-family="Calibri" style:font-family-asian="Calibri" style:font-family-complex="Calibri" fo:background-color="transparent" style:use-window-font-color="true"/>
    </style:style>
    <style:style style:name="T67" style:family="text">
      <style:text-properties fo:font-size="12.00pt" fo:font-weight="bold" fo:font-family="Arial" style:font-family-asian="Arial" style:font-family-complex="Arial" fo:background-color="transparent" fo:color="#000000"/>
    </style:style>
    <style:style style:name="T68" style:family="text">
      <style:text-properties fo:font-size="12.00pt" fo:font-weight="normal" fo:font-family="Arial" style:font-family-asian="Arial" style:font-family-complex="Arial" fo:background-color="transparent" fo:color="#000000"/>
    </style:style>
    <style:style style:name="T69" style:family="text">
      <style:text-properties fo:font-size="12.00pt" fo:font-weight="bold" fo:font-family="Arial" style:font-family-asian="Arial" style:font-family-complex="Arial" fo:background-color="transparent" fo:color="#000000"/>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2.00pt" fo:font-weight="bold" fo:font-family="Arial" style:font-family-asian="Arial" style:font-family-complex="Arial" fo:background-color="transparent" fo:color="#000000"/>
    </style:style>
    <style:style style:name="T72" style:family="text">
      <style:text-properties fo:font-size="11.00pt" fo:font-weight="bold" fo:font-family="Arial" style:font-family-asian="Arial" style:font-family-complex="Arial" fo:background-color="transparent" fo:color="#000000"/>
    </style:style>
    <style:style style:name="T73" style:family="text">
      <style:text-properties fo:font-size="11.00pt" fo:font-weight="normal" fo:font-family="Arial" style:font-family-asian="Arial" style:font-family-complex="Arial"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fo:font-family="Arial" style:font-family-asian="Arial" style:font-family-complex="Arial" fo:background-color="transparent" fo:color="#000000"/>
    </style:style>
    <style:style style:name="T76" style:family="text">
      <style:text-properties fo:font-size="11.00pt" fo:font-weight="normal" fo:font-family="Arial" style:font-family-asian="Arial" style:font-family-complex="Arial"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Arial" style:font-family-asian="Arial" style:font-family-complex="Arial" fo:background-color="transparent" fo:color="#292929"/>
    </style:style>
    <style:style style:name="T79" style:family="text">
      <style:text-properties fo:font-size="11.00pt" fo:font-weight="normal" fo:font-family="Arial" style:font-family-asian="Arial" style:font-family-complex="Arial" fo:background-color="transparent" fo:color="#000000"/>
    </style:style>
    <style:style style:name="T80" style:family="text">
      <style:text-properties fo:font-size="11.00pt" fo:font-weight="normal" fo:font-family="Arial" style:font-family-asian="Arial" style:font-family-complex="Arial" fo:background-color="transparent" fo:color="#292929"/>
    </style:style>
    <style:style style:name="T81" style:family="text">
      <style:text-properties fo:font-size="11.00pt" fo:font-weight="normal" fo:font-family="Arial" style:font-family-asian="Arial" style:font-family-complex="Arial"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Arial" style:font-family-asian="Arial" style:font-family-complex="Arial" fo:background-color="transparent" fo:color="#292929"/>
    </style:style>
    <style:style style:name="T84" style:family="text">
      <style:text-properties fo:font-size="11.00pt" fo:font-weight="normal" fo:font-family="Arial" style:font-family-asian="Arial" style:font-family-complex="Arial" fo:background-color="transparent" fo:color="#000000"/>
    </style:style>
    <style:style style:name="T85" style:family="text">
      <style:text-properties fo:font-size="11.00pt" fo:font-weight="normal" fo:font-family="Arial" style:font-family-asian="Arial" style:font-family-complex="Arial" fo:background-color="transparent" fo:color="#292929"/>
    </style:style>
    <style:style style:name="T8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style:style>
    <style:style style:name="T8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fo:font-style="italic"/>
    </style:style>
    <style:style style:name="T8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style:style>
    <style:style style:name="T8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fo:font-style="italic"/>
    </style:style>
    <style:style style:name="T90" style:family="text">
      <style:text-properties fo:font-size="11.00pt" fo:font-weight="normal" fo:font-family="Arial" style:font-family-asian="Arial" style:font-family-complex="Arial"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Arial" style:font-family-asian="Arial" style:font-family-complex="Arial" fo:background-color="transparent" fo:color="#292929"/>
    </style:style>
    <style:style style:name="T93" style:family="text">
      <style:text-properties fo:font-size="11.00pt" fo:font-weight="normal" fo:font-family="Arial" style:font-family-asian="Arial" style:font-family-complex="Arial" fo:background-color="transparent" fo:color="#000000"/>
    </style:style>
    <style:style style:name="T94" style:family="text">
      <style:text-properties fo:font-size="11.00pt" fo:font-weight="normal" fo:font-family="Arial" style:font-family-asian="Arial" style:font-family-complex="Arial" fo:background-color="transparent" fo:color="#292929"/>
    </style:style>
    <style:style style:name="T95" style:family="text">
      <style:text-properties fo:font-size="11.00pt" fo:font-weight="normal" fo:font-family="Arial" style:font-family-asian="Arial" style:font-family-complex="Arial" fo:background-color="transparent" fo:color="#000000"/>
    </style:style>
    <style:style style:name="T96" style:family="text">
      <style:text-properties fo:font-size="11.00pt" fo:font-weight="bold" fo:font-family="Arial" style:font-family-asian="Arial" style:font-family-complex="Arial" fo:background-color="transparent" fo:color="#292929"/>
    </style:style>
    <style:style style:name="T97" style:family="text">
      <style:text-properties fo:font-size="11.00pt" fo:font-weight="normal" fo:font-family="Arial" style:font-family-asian="Arial" style:font-family-complex="Arial" fo:background-color="transparent" fo:color="#292929"/>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Arial" style:font-family-asian="Arial" style:font-family-complex="Arial" fo:background-color="transparent" fo:color="#292929"/>
    </style:style>
    <style:style style:name="T100" style:family="text">
      <style:text-properties fo:font-size="11.00pt" fo:font-weight="normal" fo:font-family="Arial" style:font-family-asian="Arial" style:font-family-complex="Arial" fo:background-color="transparent" fo:color="#000000"/>
    </style:style>
    <style:style style:name="T101" style:family="text">
      <style:text-properties fo:font-size="11.00pt" fo:font-weight="normal" fo:font-family="Arial" style:font-family-asian="Arial" style:font-family-complex="Arial" fo:background-color="transparent" fo:color="#292929"/>
    </style:style>
    <style:style style:name="T102" style:family="text">
      <style:text-properties fo:font-size="11.00pt" fo:font-weight="normal" fo:font-family="Arial" style:font-family-asian="Arial" style:font-family-complex="Arial" fo:background-color="transparent" fo:color="#000000"/>
    </style:style>
    <style:style style:name="T103" style:family="text">
      <style:text-properties fo:font-size="11.00pt" fo:font-weight="normal" fo:font-family="Arial" style:font-family-asian="Arial" style:font-family-complex="Arial" fo:background-color="transparent" fo:color="#292929"/>
    </style:style>
    <style:style style:name="T10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style:style>
    <style:style style:name="T10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fo:font-style="italic"/>
    </style:style>
    <style:style style:name="T10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style:style>
    <style:style style:name="T10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fo:font-style="italic"/>
    </style:style>
    <style:style style:name="T10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292929"/>
    </style:style>
    <style:style style:name="T109" style:family="text">
      <style:text-properties fo:font-size="11.00pt" fo:font-weight="normal" fo:font-family="Arial" style:font-family-asian="Arial" style:font-family-complex="Arial"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Arial" style:font-family-asian="Arial" style:font-family-complex="Arial" fo:background-color="transparent" fo:color="#292929"/>
    </style:style>
    <style:style style:name="T112" style:family="text">
      <style:text-properties fo:font-size="11.00pt" fo:font-weight="normal" fo:font-family="Arial" style:font-family-asian="Arial" style:font-family-complex="Arial" fo:background-color="transparent" fo:color="#000000"/>
    </style:style>
    <style:style style:name="T113" style:family="text">
      <style:text-properties fo:font-size="11.00pt" fo:font-weight="normal" fo:font-family="Arial" style:font-family-asian="Arial" style:font-family-complex="Arial" fo:background-color="transparent" fo:color="#292929"/>
    </style:style>
    <style:style style:name="T114" style:family="text">
      <style:text-properties fo:font-size="11.00pt" fo:font-weight="normal" fo:font-family="Arial" style:font-family-asian="Arial" style:font-family-complex="Arial"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bold" fo:font-family="Arial" style:font-family-asian="Arial" style:font-family-complex="Arial" fo:background-color="transparent" fo:color="#292929"/>
    </style:style>
    <style:style style:name="T117" style:family="text">
      <style:text-properties fo:font-size="11.00pt" fo:font-weight="normal" fo:font-family="Arial" style:font-family-asian="Arial" style:font-family-complex="Arial" fo:background-color="transparent" fo:color="#000000"/>
    </style:style>
    <style:style style:name="T118" style:family="text">
      <style:text-properties fo:font-size="11.00pt" fo:font-weight="normal" fo:font-family="Arial" style:font-family-asian="Arial" style:font-family-complex="Arial" fo:background-color="transparent" fo:color="#292929"/>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Arial" style:font-family-asian="Arial" style:font-family-complex="Arial" fo:background-color="transparent" fo:color="#292929"/>
    </style:style>
    <style:style style:name="T121" style:family="text">
      <style:text-properties fo:font-size="11.00pt" fo:font-weight="normal" fo:font-family="Arial" style:font-family-asian="Arial" style:font-family-complex="Arial" fo:background-color="transparent" fo:color="#292929"/>
    </style:style>
    <style:style style:name="T122" style:family="text">
      <style:text-properties fo:font-size="11.00pt" fo:font-weight="normal" fo:font-family="Arial" style:font-family-asian="Arial" style:font-family-complex="Arial" fo:background-color="transparent" fo:color="#292929"/>
    </style:style>
    <style:style style:name="T123" style:family="text">
      <style:text-properties fo:font-size="11.00pt" fo:font-weight="normal" fo:font-family="Arial" style:font-family-asian="Arial" style:font-family-complex="Arial" fo:background-color="transparent" fo:color="#292929"/>
    </style:style>
    <style:style style:name="T124" style:family="text">
      <style:text-properties fo:font-size="11.00pt" fo:font-weight="normal" fo:font-family="Arial" style:font-family-asian="Arial" style:font-family-complex="Arial" fo:background-color="transparent" fo:color="#292929"/>
    </style:style>
    <style:style style:name="T125" style:family="text">
      <style:text-properties fo:font-size="11.00pt" fo:font-weight="normal" fo:font-family="Arial" style:font-family-asian="Arial" style:font-family-complex="Arial" fo:background-color="transparent" fo:color="#292929"/>
    </style:style>
    <style:style style:name="T126" style:family="text">
      <style:text-properties fo:font-size="11.00pt" fo:font-weight="normal" fo:font-family="Arial" style:font-family-asian="Arial" style:font-family-complex="Arial" fo:background-color="transparent" fo:color="#292929"/>
    </style:style>
    <style:style style:name="T127" style:family="text">
      <style:text-properties fo:font-size="11.00pt" fo:font-weight="normal" fo:font-family="Arial" style:font-family-asian="Arial" style:font-family-complex="Arial" fo:background-color="transparent" fo:color="#292929"/>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Arial" style:font-family-asian="Arial" style:font-family-complex="Arial" fo:background-color="transparent" fo:color="#292929"/>
    </style:style>
    <style:style style:name="T130" style:family="text">
      <style:text-properties fo:font-size="11.00pt" fo:font-weight="normal" fo:font-family="Arial" style:font-family-asian="Arial" style:font-family-complex="Arial" fo:background-color="transparent" fo:color="#292929"/>
    </style:style>
    <style:style style:name="T131" style:family="text">
      <style:text-properties fo:font-size="11.00pt" fo:font-weight="bold" fo:font-family="Arial" style:font-family-asian="Arial" style:font-family-complex="Arial" fo:background-color="transparent" fo:color="#292929"/>
    </style:style>
    <style:style style:name="T132" style:family="text">
      <style:text-properties fo:font-size="11.00pt" fo:font-weight="normal" fo:font-family="Arial" style:font-family-asian="Arial" style:font-family-complex="Arial" fo:background-color="transparent" fo:color="#292929"/>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Arial" style:font-family-asian="Arial" style:font-family-complex="Arial" fo:background-color="transparent" fo:color="#292929"/>
    </style:style>
    <style:style style:name="T135" style:family="text">
      <style:text-properties fo:font-size="11.00pt" fo:font-weight="normal" fo:font-family="Arial" style:font-family-asian="Arial" style:font-family-complex="Arial" fo:background-color="transparent" fo:color="#000000"/>
    </style:style>
    <style:style style:name="T136" style:family="text">
      <style:text-properties fo:font-size="11.00pt" fo:font-weight="normal" fo:font-family="Arial" style:font-family-asian="Arial" style:font-family-complex="Arial" fo:background-color="transparent" fo:color="#292929"/>
    </style:style>
    <style:style style:name="T137" style:family="text">
      <style:text-properties fo:font-size="11.00pt" fo:font-weight="normal" fo:font-family="Arial" style:font-family-asian="Arial" style:font-family-complex="Arial" fo:background-color="transparent" fo:color="#000000"/>
    </style:style>
    <style:style style:name="T138" style:family="text">
      <style:text-properties fo:font-size="11.00pt" fo:font-weight="bold" fo:font-family="Arial" style:font-family-asian="Arial" style:font-family-complex="Arial" fo:background-color="transparent" fo:color="#000000"/>
    </style:style>
    <style:style style:name="T139" style:family="text">
      <style:text-properties fo:font-size="11.00pt" fo:font-weight="normal" fo:font-family="Arial" style:font-family-asian="Arial" style:font-family-complex="Arial" fo:background-color="transparent" fo:color="#292929"/>
    </style:style>
    <style:style style:name="T140" style:family="text">
      <style:text-properties fo:font-size="11.00pt" fo:font-weight="bold" fo:font-family="Arial" style:font-family-asian="Arial" style:font-family-complex="Arial" fo:background-color="transparent" fo:color="#292929"/>
    </style:style>
    <style:style style:name="T141" style:family="text">
      <style:text-properties fo:font-size="11.00pt" fo:font-weight="normal" fo:font-family="Arial" style:font-family-asian="Arial" style:font-family-complex="Arial" fo:background-color="transparent" fo:color="#292929"/>
    </style:style>
    <style:style style:name="T142" style:family="text">
      <style:text-properties fo:font-size="11.00pt" fo:font-weight="bold" fo:font-family="Arial" style:font-family-asian="Arial" style:font-family-complex="Arial" fo:background-color="transparent" fo:color="#292929"/>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bold" fo:font-family="Arial" style:font-family-asian="Arial" style:font-family-complex="Arial" fo:background-color="transparent" style:use-window-font-color="true"/>
    </style:style>
    <style:style style:name="T146" style:family="text">
      <style:text-properties fo:font-size="11.00pt" fo:font-weight="normal" fo:font-family="Arial" style:font-family-asian="Arial" style:font-family-complex="Arial" fo:background-color="transparent" style:use-window-font-color="true"/>
    </style:style>
    <style:style style:name="T147" style:family="text">
      <style:text-properties fo:font-size="11.00pt" fo:font-weight="bold" fo:font-family="Arial" style:font-family-asian="Arial" style:font-family-complex="Arial" fo:background-color="transparent" style:use-window-font-color="true"/>
    </style:style>
    <style:style style:name="T148" style:family="text">
      <style:text-properties fo:font-size="11.00pt" fo:font-weight="normal" fo:font-family="Arial" style:font-family-asian="Arial" style:font-family-complex="Arial" fo:background-color="transparent" style:use-window-font-color="true"/>
    </style:style>
    <style:style style:name="T149" style:family="text">
      <style:text-properties fo:font-size="11.00pt" fo:font-weight="bold" fo:font-family="Arial" style:font-family-asian="Arial" style:font-family-complex="Arial" fo:background-color="transparent" style:use-window-font-color="true"/>
    </style:style>
    <style:style style:name="T150" style:family="text">
      <style:text-properties fo:font-size="11.00pt" fo:font-weight="normal" fo:font-family="Arial" style:font-family-asian="Arial" style:font-family-complex="Arial"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bold" fo:font-family="Arial" style:font-family-asian="Arial" style:font-family-complex="Arial"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Arial" style:font-family-asian="Arial" style:font-family-complex="Arial"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Arial" style:font-family-asian="Arial" style:font-family-complex="Arial" fo:background-color="transparent" fo:color="#00000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Arial" style:font-family-asian="Arial" style:font-family-complex="Arial"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bold" fo:font-family="Arial" style:font-family-asian="Arial" style:font-family-complex="Arial" fo:background-color="transparent" fo:color="#000000"/>
    </style:style>
    <style:style style:name="T161" style:family="text">
      <style:text-properties fo:font-size="11.00pt" fo:font-weight="normal" fo:font-family="Arial" style:font-family-asian="Arial" style:font-family-complex="Arial" fo:background-color="transparent" fo:color="#000000"/>
    </style:style>
    <style:style style:name="T162" style:family="text">
      <style:text-properties fo:font-size="11.00pt" fo:font-weight="bold" fo:font-family="Arial" style:font-family-asian="Arial" style:font-family-complex="Arial" fo:background-color="transparent" fo:color="#000000"/>
    </style:style>
    <style:style style:name="T163" style:family="text">
      <style:text-properties fo:font-size="11.00pt" fo:font-weight="normal" fo:font-family="Arial" style:font-family-asian="Arial" style:font-family-complex="Arial" fo:background-color="transparent" fo:color="#000000"/>
    </style:style>
    <style:style style:name="T164" style:family="text">
      <style:text-properties fo:font-size="11.00pt" fo:font-weight="bold" fo:font-family="Arial" style:font-family-asian="Arial" style:font-family-complex="Arial" fo:background-color="transparent" fo:color="#000000"/>
    </style:style>
    <style:style style:name="T165" style:family="text">
      <style:text-properties fo:font-size="11.00pt" fo:font-weight="normal" fo:font-family="Arial" style:font-family-asian="Arial" style:font-family-complex="Arial" fo:background-color="transparent" fo:color="#000000"/>
    </style:style>
    <style:style style:name="T166" style:family="text">
      <style:text-properties fo:font-size="11.00pt" fo:font-weight="normal" fo:font-family="Arial" style:font-family-asian="Arial" style:font-family-complex="Arial" fo:background-color="transparent" fo:color="#000000"/>
    </style:style>
    <style:style style:name="T167" style:family="text">
      <style:text-properties fo:font-size="11.00pt" fo:font-weight="bold" fo:font-family="Arial" style:font-family-asian="Arial" style:font-family-complex="Arial" fo:background-color="transparent" fo:color="#000000"/>
    </style:style>
    <style:style style:name="T168" style:family="text">
      <style:text-properties fo:font-size="11.00pt" fo:font-weight="normal" fo:font-family="Arial" style:font-family-asian="Arial" style:font-family-complex="Arial" fo:background-color="transparent" fo:color="#000000"/>
    </style:style>
    <style:style style:name="T169" style:family="text">
      <style:text-properties fo:font-size="11.00pt" fo:font-weight="normal" fo:font-family="Arial" style:font-family-asian="Arial" style:font-family-complex="Arial" fo:background-color="transparent" fo:color="#000000"/>
    </style:style>
    <style:style style:name="T170" style:family="text">
      <style:text-properties fo:font-size="11.00pt" fo:font-weight="normal" fo:font-family="Arial" style:font-family-asian="Arial" style:font-family-complex="Arial" fo:background-color="transparent" fo:color="#000000"/>
    </style:style>
    <style:style style:name="T171" style:family="text">
      <style:text-properties fo:font-size="11.00pt" fo:font-weight="bold" fo:font-family="Arial" style:font-family-asian="Arial" style:font-family-complex="Arial" fo:background-color="transparent" fo:color="#000000"/>
    </style:style>
    <style:style style:name="T172" style:family="text">
      <style:text-properties fo:font-size="11.00pt" fo:font-weight="normal" fo:font-family="Arial" style:font-family-asian="Arial" style:font-family-complex="Arial" fo:background-color="transparent" fo:color="#000000"/>
    </style:style>
    <style:style style:name="T173" style:family="text">
      <style:text-properties fo:font-size="11.00pt" fo:font-weight="bold" fo:font-family="Arial" style:font-family-asian="Arial" style:font-family-complex="Arial" fo:background-color="transparent" fo:color="#000000"/>
    </style:style>
    <style:style style:name="T174" style:family="text">
      <style:text-properties fo:font-size="11.00pt" fo:font-weight="normal" fo:font-family="Arial" style:font-family-asian="Arial" style:font-family-complex="Arial"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Arial" style:font-family-asian="Arial" style:font-family-complex="Arial" fo:background-color="transparent" fo:color="#000000"/>
    </style:style>
    <style:style style:name="T17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7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79" style:family="text">
      <style:text-properties fo:font-size="12.00pt" fo:font-weight="normal" fo:font-family="'Liberation Serif'" style:font-family-asian="'Liberation Serif'" style:font-family-complex="'Liberation Serif'" fo:background-color="transparent" fo:color="#000000"/>
    </style:style>
    <style:style style:name="T180" style:family="text">
      <style:text-properties fo:font-size="11.00pt" fo:font-weight="normal" fo:font-family="Arial" style:font-family-asian="Arial" style:font-family-complex="Arial" fo:background-color="transparent" fo:color="#000000"/>
    </style:style>
    <style:style style:name="T18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82" style:family="text">
      <style:text-properties fo:font-size="11.00pt" fo:font-weight="normal"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0.50pt" fo:font-weight="normal" fo:font-family="Cantarell" style:font-family-asian="Cantarell" style:font-family-complex="Cantarell"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50pt" fo:font-weight="normal" fo:font-family="Cantarell" style:font-family-asian="Cantarell" style:font-family-complex="Cantarell" fo:background-color="transparent" fo:color="#000000"/>
    </style:style>
    <style:style style:name="T187" style:family="text">
      <style:text-properties fo:font-size="12.00pt" fo:font-weight="normal" fo:font-family="'Liberation Serif'" style:font-family-asian="'Liberation Serif'" style:font-family-complex="'Liberation Serif'" fo:background-color="transparent" fo:color="#000000"/>
    </style:style>
    <style:style style:name="T188" style:family="text">
      <style:text-properties fo:font-size="10.50pt" fo:font-weight="normal" fo:font-family="Cantarell" style:font-family-asian="Cantarell" style:font-family-complex="Cantarell"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50pt" fo:font-weight="normal" fo:font-family="Cantarell" style:font-family-asian="Cantarell" style:font-family-complex="Cantarell" fo:background-color="transparent" fo:color="#000000"/>
    </style:style>
    <style:style style:name="T19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3" style:family="text">
      <style:text-properties fo:font-size="10.50pt" fo:font-weight="normal" fo:font-family="Cantarell" style:font-family-asian="Cantarell" style:font-family-complex="Cantarell"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40.00%" fo:text-align="left"/>
    </style:style>
    <style:style style:name="P4" style:family="paragraph">
      <style:paragraph-properties fo:line-height="115.00%" fo:text-align="left" fo:margin-bottom="7.00pt"/>
    </style:style>
    <style:style style:name="P5" style:family="paragraph">
      <style:paragraph-properties fo:line-height="140.00%" fo:text-align="left"/>
    </style:style>
    <text:list-style style:name="L6">
      <text:list-level-style-bullet text:level="1" text:bullet-char="•">
        <style:list-level-properties text:space-before="21.20pt" text:min-label-width="14.15pt"/>
        <style:text-properties fo:font-family="Symbol"/>
      </text:list-level-style-bullet>
    </text:list-style>
    <style:style style:name="P6" style:family="paragraph">
      <style:paragraph-properties fo:line-height="140.00%" fo:text-align="left"/>
    </style:style>
    <style:style style:name="P7" style:family="paragraph">
      <style:paragraph-properties fo:line-height="140.00%" fo:text-align="left"/>
    </style:style>
    <style:style style:name="P8" style:family="paragraph">
      <style:paragraph-properties fo:line-height="100.00%" fo:text-align="left"/>
    </style:style>
    <style:style style:name="P9" style:family="paragraph">
      <style:paragraph-properties fo:line-height="115.00%" fo:text-align="left"/>
    </style:style>
    <style:style style:name="P10" style:family="paragraph">
      <style:paragraph-properties fo:line-height="140.00%" fo:text-align="lef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40.00%" fo:text-align="left"/>
    </style:style>
    <style:style style:name="P12" style:family="paragraph">
      <style:paragraph-properties fo:line-height="140.00%" fo:text-align="left"/>
    </style:style>
    <style:style style:name="P13" style:family="paragraph">
      <style:paragraph-properties fo:line-height="140.00%" fo:text-align="left"/>
    </style:style>
    <text:list-style style:name="L14">
      <text:list-level-style-bullet text:level="1" text:bullet-char="•">
        <style:list-level-properties text:space-before="21.20pt" text:min-label-width="14.15pt"/>
        <style:text-properties fo:font-family="Symbol"/>
      </text:list-level-style-bullet>
    </text:list-style>
    <style:style style:name="P14" style:family="paragraph">
      <style:paragraph-properties fo:line-height="140.00%" fo:text-align="left"/>
    </style:style>
    <style:style style:name="P15" style:family="paragraph">
      <style:paragraph-properties fo:line-height="140.00%" fo:text-align="left"/>
    </style:style>
    <text:list-style style:name="L16">
      <text:list-level-style-bullet text:level="1" text:bullet-char="•">
        <style:list-level-properties text:space-before="21.20pt" text:min-label-width="14.15pt"/>
        <style:text-properties fo:font-family="Symbol"/>
      </text:list-level-style-bullet>
    </text:list-style>
    <style:style style:name="P16" style:family="paragraph">
      <style:paragraph-properties fo:line-height="140.00%" fo:text-align="left"/>
    </style:style>
    <style:style style:name="P17" style:family="paragraph">
      <style:paragraph-properties fo:line-height="140.00%" fo:text-align="left"/>
    </style:style>
    <style:style style:name="P18" style:family="paragraph">
      <style:paragraph-properties fo:line-height="140.00%" fo:text-align="left"/>
    </style:style>
    <style:style style:name="P19" style:family="paragraph">
      <style:paragraph-properties fo:line-height="140.00%" fo:text-align="left"/>
    </style:style>
    <style:style style:name="P20" style:family="paragraph">
      <style:paragraph-properties fo:line-height="140.00%" fo:text-align="left"/>
    </style:style>
    <text:list-style style:name="L21">
      <text:list-level-style-bullet text:level="1" text:bullet-char="•">
        <style:list-level-properties text:space-before="21.20pt" text:min-label-width="14.15pt"/>
        <style:text-properties fo:font-family="Symbol"/>
      </text:list-level-style-bullet>
    </text:list-style>
    <style:style style:name="P21" style:family="paragraph">
      <style:paragraph-properties fo:line-height="140.00%" fo:text-align="left"/>
    </style:style>
    <style:style style:name="P22" style:family="paragraph">
      <style:paragraph-properties fo:line-height="140.00%" fo:text-align="left"/>
    </style:style>
    <style:style style:name="P23" style:family="paragraph">
      <style:paragraph-properties fo:line-height="140.00%" fo:text-align="left"/>
    </style:style>
    <style:style style:name="P24" style:family="paragraph">
      <style:paragraph-properties fo:line-height="140.00%" fo:text-align="left"/>
    </style:style>
    <style:style style:name="P25" style:family="paragraph">
      <style:paragraph-properties fo:line-height="140.00%" fo:text-align="left"/>
    </style:style>
    <text:list-style style:name="L26">
      <text:list-level-style-bullet text:level="1" text:bullet-char="•">
        <style:list-level-properties text:space-before="21.20pt" text:min-label-width="14.15pt"/>
        <style:text-properties fo:font-family="Symbol"/>
      </text:list-level-style-bullet>
    </text:list-style>
    <style:style style:name="P26" style:family="paragraph">
      <style:paragraph-properties fo:line-height="140.00%" fo:text-align="left"/>
    </style:style>
    <style:style style:name="P27" style:family="paragraph">
      <style:paragraph-properties fo:line-height="140.00%" fo:text-align="left"/>
    </style:style>
    <style:style style:name="P28" style:family="paragraph">
      <style:paragraph-properties fo:line-height="140.00%" fo:text-align="left"/>
    </style:style>
    <text:list-style style:name="L29">
      <text:list-level-style-bullet text:level="1" text:bullet-char="•">
        <style:list-level-properties text:space-before="21.20pt" text:min-label-width="14.15pt"/>
        <style:text-properties fo:font-family="Symbol"/>
      </text:list-level-style-bullet>
    </text:list-style>
    <style:style style:name="P29" style:family="paragraph">
      <style:paragraph-properties fo:line-height="140.00%" fo:text-align="left"/>
    </style:style>
    <style:style style:name="P30" style:family="paragraph">
      <style:paragraph-properties fo:line-height="140.00%" fo:text-align="left"/>
    </style:style>
    <style:style style:name="P31" style:family="paragraph">
      <style:paragraph-properties fo:line-height="140.00%" fo:text-align="left"/>
    </style:style>
    <text:list-style style:name="L32">
      <text:list-level-style-bullet text:level="1" text:bullet-char="•">
        <style:list-level-properties text:space-before="21.20pt" text:min-label-width="14.15pt"/>
        <style:text-properties fo:font-family="Symbol"/>
      </text:list-level-style-bullet>
    </text:list-style>
    <style:style style:name="P32" style:family="paragraph">
      <style:paragraph-properties fo:line-height="140.00%" fo:text-align="left"/>
    </style:style>
    <style:style style:name="P33" style:family="paragraph">
      <style:paragraph-properties fo:line-height="140.00%" fo:text-align="left"/>
    </style:style>
    <style:style style:name="P34" style:family="paragraph">
      <style:paragraph-properties fo:line-height="140.00%" fo:text-align="left"/>
    </style:style>
    <style:style style:name="P35" style:family="paragraph">
      <style:paragraph-properties fo:line-height="140.00%" fo:text-align="left"/>
    </style:style>
    <style:style style:name="P36" style:family="paragraph">
      <style:paragraph-properties fo:line-height="115.00%" fo:text-align="left" fo:margin-bottom="7.00pt"/>
    </style:style>
    <style:style style:name="P37" style:family="paragraph">
      <style:paragraph-properties fo:line-height="140.00%" fo:text-align="left"/>
    </style:style>
    <style:style style:name="P38" style:family="paragraph">
      <style:paragraph-properties fo:line-height="115.00%" fo:text-align="left" fo:margin-bottom="7.00pt"/>
    </style:style>
    <text:list-style style:name="L39">
      <text:list-level-style-bullet text:level="1" text:bullet-char="•">
        <style:list-level-properties text:space-before="21.20pt" text:min-label-width="14.15pt"/>
        <style:text-properties fo:font-family="Symbol"/>
      </text:list-level-style-bullet>
    </text:list-style>
    <style:style style:name="P39" style:family="paragraph">
      <style:paragraph-properties fo:line-height="140.00%" fo:text-align="left"/>
    </style:style>
    <style:style style:name="P40" style:family="paragraph">
      <style:paragraph-properties fo:line-height="140.00%" fo:text-align="left"/>
    </style:style>
    <style:style style:name="P41" style:family="paragraph">
      <style:paragraph-properties fo:line-height="140.00%" fo:text-align="left"/>
    </style:style>
    <style:style style:name="P42" style:family="paragraph">
      <style:paragraph-properties fo:line-height="140.00%" fo:text-align="left"/>
    </style:style>
    <text:list-style style:name="L43">
      <text:list-level-style-bullet text:level="1" text:bullet-char="•">
        <style:list-level-properties text:space-before="21.20pt" text:min-label-width="14.15pt"/>
        <style:text-properties fo:font-family="Symbol"/>
      </text:list-level-style-bullet>
    </text:list-style>
    <style:style style:name="P43" style:family="paragraph">
      <style:paragraph-properties fo:line-height="140.00%" fo:text-align="left"/>
    </style:style>
    <style:style style:name="P44" style:family="paragraph">
      <style:paragraph-properties fo:line-height="140.00%" fo:text-align="left"/>
    </style:style>
    <text:list-style style:name="L45">
      <text:list-level-style-bullet text:level="1" text:bullet-char="•">
        <style:list-level-properties text:space-before="21.20pt" text:min-label-width="14.15pt"/>
        <style:text-properties fo:font-family="Symbol"/>
      </text:list-level-style-bullet>
    </text:list-style>
    <style:style style:name="P45" style:family="paragraph">
      <style:paragraph-properties fo:line-height="140.00%" fo:text-align="left"/>
    </style:style>
    <style:style style:name="P46" style:family="paragraph">
      <style:paragraph-properties fo:line-height="140.00%" fo:text-align="left"/>
    </style:style>
    <style:style style:name="P47" style:family="paragraph">
      <style:paragraph-properties fo:line-height="140.00%" fo:text-align="left"/>
    </style:style>
    <style:style style:name="P48" style:family="paragraph">
      <style:paragraph-properties fo:line-height="115.00%" fo:text-align="left" fo:margin-bottom="7.00pt"/>
    </style:style>
    <style:style style:name="P49" style:family="paragraph">
      <style:paragraph-properties fo:line-height="100.00%" fo:text-align="left"/>
    </style:style>
    <style:style style:name="P50" style:family="paragraph">
      <style:paragraph-properties fo:line-height="100.00%" fo:text-align="left" fo:margin-bottom="14.15pt"/>
    </style:style>
    <style:style style:name="P51" style:family="paragraph">
      <style:paragraph-properties fo:line-height="115.00%" fo:text-align="left"/>
    </style:style>
    <style:style style:name="P52" style:family="paragraph">
      <style:paragraph-properties fo:line-height="100.00%" fo:text-align="left"/>
    </style:style>
  </office:automatic-styles>
  <office:body>
    <office:text>
      <text:p text:style-name="P1"><text:span text:style-name="T1">TP2<text:s/></text:span><text:span text:style-name="T2">– Python y GIT</text:span></text:p>
      <text:p text:style-name="P1"><text:span text:style-name="T3"/></text:p>
      <text:p text:style-name="P2"><text:span text:style-name="T3"/></text:p>
      <text:p text:style-name="P3"><text:span text:style-name="T3"/></text:p>
      <text:p text:style-name="P3"><text:span text:style-name="T4">TP de investigación</text:span></text:p>
      <text:p text:style-name="P3"><text:span text:style-name="T4">Lamentablemente no hay otra forma de aprender Git que no sea usándolo</text:span></text:p>
      <text:p text:style-name="P3"><text:span text:style-name="T4">Te propongo ver los siguientes videos</text:span></text:p>
      <text:p text:style-name="P3"><text:span text:style-name="T4">Tutorial de Git</text:span><text:span text:style-name="T5"/></text:p>
      <text:p text:style-name="P3"><text:span text:style-name="T5"/></text:p>
      <text:p text:style-name="P3"><text:a xlink:href="https://www.youtube.com/playlist?list=PLTd5ehIj0goMCnj6V5NdzSIHBgrIXckGU"><text:span text:style-name="T6">https://www.youtube.com/playlist?list=PLTd5ehIj0goMCnj6V5NdzSIHBgrIXckGU</text:span></text:a><text:span text:style-name="T7"/></text:p>
      <text:p text:style-name="P3"><text:span text:style-name="T8"/></text:p>
      <text:p text:style-name="P3"><text:span text:style-name="T9">Instala en tu pc<text:s text:c="2"/>GIT desde<text:s/></text:span><text:a xlink:href="https://git-scm.com/"><text:span text:style-name="T11">https://git-scm.com</text:span></text:a><text:span text:style-name="T12"/></text:p>
      <text:p text:style-name="P3"><text:span text:style-name="T13"><text:tab/>y ve a<text:s/></text:span><text:a xlink:href="https://git-scm.com/downloads"><text:span text:style-name="T15">downloads</text:span></text:a><text:span text:style-name="T16"><text:s/>(</text:span><text:a xlink:href="https://git-scm.com/downloads"><text:span text:style-name="T17">https://git-scm.com/downloads</text:span></text:a><text:span text:style-name="T18">)</text:span></text:p>
      <text:p text:style-name="P3"><text:span text:style-name="T19"/></text:p>
      <text:p text:style-name="P3"><text:span text:style-name="T20">Abre una cuenta en un repositorio</text:span></text:p>
      <text:p text:style-name="P3"><text:span text:style-name="T20"><text:tab/>GitLab(Opensource -<text:s/></text:span><text:a xlink:href="https://about.gitlab.com/"><text:span text:style-name="T21">https://about.gitlab.com/</text:span></text:a><text:span text:style-name="T22">) o GitHub (Microsoft -<text:s/></text:span><text:a xlink:href="https://github.com/"><text:span text:style-name="T23">https://github.com/</text:span></text:a><text:span text:style-name="T24">).</text:span></text:p>
      <text:p text:style-name="P3"><text:span text:style-name="T24">Dentro genera un proyecto /trabajos_practicos/</text:span></text:p>
      <text:p text:style-name="P3"><text:span text:style-name="T25"/></text:p>
      <text:p text:style-name="P3"><text:span text:style-name="T26">Volvamos a tu PC</text:span></text:p>
      <text:p text:style-name="P3"><text:span text:style-name="T26">Haz una carpeta trabajos_practicos en tu disco local o servidor local .</text:span></text:p>
      <text:p text:style-name="P3"><text:span text:style-name="T26">Coloca solo este archivo alli (Ahora, antes de modificarlo).</text:span></text:p>
      <text:p text:style-name="P3"><text:span text:style-name="T26">Inicializa git init</text:span></text:p>
      <text:p text:style-name="P3"><text:span text:style-name="T26">coloca tus datos.</text:span></text:p>
      <text:p text:style-name="P3"><text:span text:style-name="T26">Agrega este archivo.- git.add</text:span></text:p>
      <text:p text:style-name="P3"><text:span text:style-name="T26">Haz un commit con tu nombre como comentario.</text:span></text:p>
      <text:p text:style-name="P3"><text:span text:style-name="T26">Haz un push a tu servidor. Con el archivo antes de modificarlo.</text:span></text:p>
      <text:p text:style-name="P4"><text:span text:style-name="T27"/></text:p>
      <text:p text:style-name="P5"><text:span text:style-name="T28">Modifica este archivo con lo que se te pide debajo.</text:span></text:p>
      <text:p text:style-name="P5"><text:span text:style-name="T29"/></text:p>
      <text:list text:style-name="L6">
        <text:list-item>
          <text:p text:style-name="P6"><text:span text:style-name="T30">¿Que es git?</text:span><text:span text:style-name="T31"/></text:p>
        </text:list-item>
      </text:list>
      <text:p text:style-name="P7"><text:span text:style-name="T32"/></text:p>
      <text:p text:style-name="P7"><text:span text:style-name="T33">Es un sistema de control de versiones, que gestiona los diversos cambios que se realizan sobre los elementos de algún producto o una configuración del mismo.</text:span><text:span text:style-name="T34"><text:s/></text:span></text:p>
      <text:p text:style-name="P7"><text:span text:style-name="T35"/></text:p>
      <text:p text:style-name="P7"><text:span text:style-name="T36">Git nos permite mantener un registro y control de cada cambio que hacemos, y poder regresar a cualquier version en el pasado.</text:span></text:p>
      <text:p text:style-name="P7"><text:span text:style-name="T37"/></text:p>
      <text:p text:style-name="P7"><text:span text:style-name="T38">Para su uso el desarrollador instala en su computadora Git, y luego su uso se basa en una lista de comandos que nos permiten gestionar nuestros archivos de forma local mientras vamos trabajando, luego podemos conectarnos a nuestras cuentas con repositorios en la nube, e<text:s text:c="2"/>subiendo y modificando nuestros versiones de codigo.</text:span></text:p>
      <text:p text:style-name="P7"><text:span text:style-name="T38"/></text:p>
      <text:p text:style-name="P7"><text:span text:style-name="T38">Aca en este grafico vemos un ejemplo del uso de Git:</text:span></text:p>
      <text:p text:style-name="P7"><text:span text:style-name="T38"/></text:p>
      <text:p text:style-name="P7"><text:span text:style-name="T39"/></text:p>
      <text:p text:style-name="P8"><draw:frame text:anchor-type="as-char" svg:width="152.40mm" svg:height="124.35mm" style:rel-width="scale" style:rel-height="scale"><draw:object-ole xlink:href="OleObj1"/><draw:image xlink:href="ObjectReplacements/OleObj1"/></draw:frame><text:span text:style-name="T39"/></text:p>
      <text:p text:style-name="P9"><text:span text:style-name="T39"/></text:p>
      <text:p text:style-name="P10"><text:span text:style-name="T39"/></text:p>
      <text:p text:style-name="P10"><text:span text:style-name="T40"/></text:p>
      <text:list text:style-name="L11">
        <text:list-item>
          <text:p text:style-name="P11"><text:span text:style-name="T41">¿Que es github?</text:span><text:span text:style-name="T42"/></text:p>
        </text:list-item>
      </text:list>
      <text:p text:style-name="P12"><text:span text:style-name="T43"/></text:p>
      <text:p text:style-name="P12"><text:span text:style-name="T43">GitHub es un sistema de gestión de proyectos y control de versiones de código, utilizando el sistema de control de versiones Git,y tambien funciona como una plataforma de red social diseñada para desarrolladores, donde puedes relacionarte y y socializar con personas, puedes seguir a las personas y ver que hacen o con quien se conectan, y compartir proyectos afines. </text:span></text:p>
      <text:p text:style-name="P12"><text:span text:style-name="T43">Github permite hacer tareas en equipo con otras personas del mundo, planificar poryectos y realizar seguimientos online., es uno de los repositorios online mas grande del mundo y de mayor uso.</text:span></text:p>
      <text:p text:style-name="P12"><text:span text:style-name="T43">GitHub es una excelente plataforma que cambia la forma en que trabajan los desarrolladores. Sin embargo, todo aquel que quiera administrar su proyecto de manera eficiente y trabajar en colaboración también puede usar GitHub.</text:span></text:p>
      <text:p text:style-name="P12"><text:span text:style-name="T43"/></text:p>
      <text:p text:style-name="P13"><text:span text:style-name="T44"/></text:p>
      <text:list text:style-name="L14">
        <text:list-item>
          <text:p text:style-name="P14"><text:span text:style-name="T45">¿Que es gitlab?</text:span></text:p>
        </text:list-item>
      </text:list>
      <text:p text:style-name="P15"><text:span text:style-name="T46"/></text:p>
      <text:p text:style-name="P15"><text:span text:style-name="T47">Es un servicio web de codigo abierto, para el control de versiones basado en git, el gestor también permite un servicio de alojamiento de wikis o paginas web<text:s/></text:span><text:span text:style-name="T48">cuyos contenidos pueden ser editados por múltiples usuarios a través de cualquier navegador.</text:span><text:span text:style-name="T49"><text:s/></text:span></text:p>
      <text:p text:style-name="P15"><text:span text:style-name="T49"/></text:p>
      <text:p text:style-name="P15"><text:span text:style-name="T50"/></text:p>
      <text:list text:style-name="L16">
        <text:list-item>
          <text:p text:style-name="P16"><text:span text:style-name="T51">Diferencias</text:span></text:p>
        </text:list-item>
      </text:list>
      <text:p text:style-name="P17"><text:span text:style-name="T51"/></text:p>
      <text:p text:style-name="P17"><text:span text:style-name="T52">GitLab te permite controlar el flujo completo de desarrollo desde una sola herramienta a diferencia de GitHub, aprende a utilizarla desde la planificación del proyecto, el manejo de tu código fuente utilizando Git, hasta la implementación de prácticas de DevOps como CI/CD, monitoreo y seguridad. Domina GitLab y acelera el flujo de desarrollo de tu empresa o negocio.</text:span></text:p>
      <text:p text:style-name="P17"><text:span text:style-name="T52"/></text:p>
      <text:p text:style-name="P17"><text:span text:style-name="T52">Los proyectos de GitHub se pueden hacer públicos y cada código compartido públicamente está abierto para todos. También puedes tener proyectos privados, pero solo se permiten 3 colaboradores en el plan gratuito.</text:span></text:p>
      <text:p text:style-name="P17"><text:span text:style-name="T52"/></text:p>
      <text:p text:style-name="P17"><text:span text:style-name="T52">Los repositorios públicos en GitHub se utilizan a menudo para compartir software de código abierto. Además del repositorio de código básico, GitHub se puede utilizar para seguimiento de problemas, documentación y wikis.</text:span></text:p>
      <text:p text:style-name="P17"><text:span text:style-name="T52"/></text:p>
      <text:p text:style-name="P18"><text:span text:style-name="T53">Con GitLab puede establecer y modificar los permisos de las personas según su función. En GitHub, puede decidir si alguien obtiene acceso de lectura o escritura a un repositorio.</text:span></text:p>
      <text:p text:style-name="P18"><text:span text:style-name="T53"/></text:p>
      <text:p text:style-name="P18"><text:span text:style-name="T53">Con GitLab puede proporcionar acceso al rastreador de problemas (por ejemplo) sin dar permiso al código fuente. Obviamente, esto es excelente para equipos y empresas más grandes con colaboradores basados ​​en roles.</text:span></text:p>
      <text:p text:style-name="P19"><text:span text:style-name="T54"/></text:p>
      <text:p text:style-name="P19"><text:span text:style-name="T55">GitLab ofrece documentación detallada sobre cómo importar sus datos de otros proveedores, como GitHub, Bitbucket, a GitLab.</text:span></text:p>
      <text:p text:style-name="P19"><text:span text:style-name="T55"/></text:p>
      <text:p text:style-name="P19"><text:span text:style-name="T55">GitHub, por otro lado, no ofrece documentación tan detallada para los repositorios de git más comunes. Sin embargo, GitHub ofrece usar GitHub Importer si tiene su código fuente en Subversion, Mercurial, TFS y otros.</text:span></text:p>
      <text:p text:style-name="P19"><text:span text:style-name="T55"/></text:p>
      <text:p text:style-name="P19"><text:span text:style-name="T55">Además, cuando se trata de exportar datos, GitLab parece hacer un trabajo bastante sólido, ofreciéndole la capacidad de exportar sus proyectos, incluidos los siguientes datos:</text:span></text:p>
      <text:p text:style-name="P19"><text:span text:style-name="T55"/></text:p>
      <text:p text:style-name="P19"><text:span text:style-name="T55">-Repositorios de wiki y proyectos</text:span></text:p>
      <text:p text:style-name="P19"><text:span text:style-name="T55">-Cargas de proyectos</text:span></text:p>
      <text:p text:style-name="P19"><text:span text:style-name="T55">-La configuración, incluidos webhooks y servicios</text:span></text:p>
      <text:p text:style-name="P19"><text:span text:style-name="T55">-Problemas con comentarios, solicitudes de fusión con diferencias y comentarios, -etiquetas, hitos, fragmentos y otras entidades del proyecto</text:span></text:p>
      <text:p text:style-name="P19"><text:span text:style-name="T55"/></text:p>
      <text:p text:style-name="P19"><text:span text:style-name="T55">GitHub, por otro lado, parece ser más restrictivo cuando se trata de exportar características de repositorios de GitHub existentes.</text:span></text:p>
      <text:p text:style-name="P19"><text:span text:style-name="T55"/></text:p>
      <text:p text:style-name="P19"><text:span text:style-name="T56">Tanto GitLab como GitHub ofrecen una amplia gama de integraciones de terceros. La integración de su sistema de control de versiones con otras aplicaciones enriquece sus flujos de trabajo y puede aumentar la productividad de sus desarrolladores y no desarrolladores.</text:span><text:span text:style-name="T57"/></text:p>
      <text:p text:style-name="P19"><text:span text:style-name="T57"/></text:p>
      <text:p text:style-name="P19"><text:span text:style-name="T57">GitHub se posicionó entre su comunidad de desarrolladores. Y su popularidad se debe principalmente a la comunidad de GitHub altamente activa de millones de desarrolladores. Puede discutir problemas y tal vez aprender algunos trucos no oficiales pero increíbles allí. Por otro lado, GitLab llevó a cabo algunas actividades excelentes, como organizar eventos comunitarios y conectar contribuyentes de código abierto.</text:span></text:p>
      <text:p text:style-name="P20"><text:span text:style-name="T58"/></text:p>
      <text:list text:style-name="L21">
        <text:list-item>
          <text:p text:style-name="P21"><text:span text:style-name="T59">¿Como se usa y cual es su propósito general?</text:span></text:p>
        </text:list-item>
      </text:list>
      <text:p text:style-name="P22"><text:span text:style-name="T60"/></text:p>
      <text:p text:style-name="P22"><text:span text:style-name="T61">Git nos permite hacer las siguientes funcionabilidades a la hora de crear un proyecto, y su proposito general es ir generando nuevas versiones de tus archivos fuentes para asi poder tener distintos respaldos y acceder cada vez que quieras, tambien permite un mejor flujo de trabajo en equipo al tener distintas herramientas de colaboración en grupo que permiten trabajar en un mismo proyecto a varias personas sin modificar el trabajo del otro, y luego al final realizar un archivo master que contiene el trabajo final en equipo.</text:span></text:p>
      <text:p text:style-name="P23"><text:span text:style-name="T62"/></text:p>
      <text:p text:style-name="P23"><text:span text:style-name="T63">Distintos programadores pueden estar editando el mismo archivo, o versiones distintas del mismo archivo, y todos los cambios serán reflejados en el documento final.</text:span></text:p>
      <text:p text:style-name="P23"><text:span text:style-name="T63"/></text:p>
      <text:p text:style-name="P23"><text:span text:style-name="T63">Reduce considerablemente los tiempos de deploy (despliegue) de un proyecto, al subir solamente los cambios (no los archivos cambiados, sólo los cambios!), que en Git se conoce como "diff": las diferencias entre la versión local (la que estás trabajando) y la "master" que está en el servidor central.</text:span></text:p>
      <text:p text:style-name="P23"><text:span text:style-name="T63"/></text:p>
      <text:p text:style-name="P23"><text:span text:style-name="T63">Permite regresar a versiones anteriores de forma sencilla y muy rápida. En caso de haber realizado cambios negativos en un proyecto en producción, volver a la última versión estable es un simple comando, que retrocede a su estado previo todos los cambios realizados en la última modificación. Esto puede hacerse hacia cualquier versión del proyecto, sin importar la cantidad o calidad de los cambios posteriores.</text:span></text:p>
      <text:p text:style-name="P23"><text:span text:style-name="T63"/></text:p>
      <text:p text:style-name="P23"><text:span text:style-name="T63"><text:s/>Las "branches" o ramas, permiten trabajar con una base de código paralela al proyecto en sí, donde podemos corregir bugs o desarrollar nuevas características para el producto sin afectar el "master", pero manteniendo todas las ventajas de usar un sistema de control de versiones. Una vez que estamos contentos con nuestro "branch", podemos combinarlo con el "master" o, en lenguaje Git, hacer un "merge".</text:span></text:p>
      <text:p text:style-name="P23"><text:span text:style-name="T63"/></text:p>
      <text:p text:style-name="P23"><text:span text:style-name="T63">Empezar a trabajar desde otro entorno es tan fácil como "clonar" el proyecto a tu nuevo entorno, trabajar sobre los archivos que se quieran, y subir los cambios al "master" o a una "branch".</text:span></text:p>
      <text:p text:style-name="P23"><text:span text:style-name="T63"/></text:p>
      <text:p text:style-name="P24"><text:span text:style-name="T64">En conclusion, con git puedes mejorar tu control de versiones, compartirla, y organizar proyectos en equipo de forma organizada, con solo instalarlo en tu sistema operativo y estudiar la documentacion y aprender los diferentes comandos que tiene git, en pocas horas ya estas listo para comenzar a usarlo para tus proyectos e incluso luego poder compartirlo en repositorios online publicos o privados.</text:span></text:p>
      <text:p text:style-name="P24"><text:span text:style-name="T65"/></text:p>
      <text:p text:style-name="P25"><text:span text:style-name="T66"/></text:p>
      <text:list text:style-name="L26">
        <text:list-item>
          <text:p text:style-name="P26"><text:span text:style-name="T67">¿Quienes pueden usar sus datos? </text:span></text:p>
        </text:list-item>
      </text:list>
      <text:p text:style-name="P27"><text:span text:style-name="T67"/></text:p>
      <text:p text:style-name="P27"><text:span text:style-name="T68">Si el repositorio es publico el codigo pueden verlo y descargarlo libremente, y para modificar los archivos git te permite armar colaboradores en privado que tienen distintos accesos para modificar, y leer codigo.</text:span><text:span text:style-name="T69"/></text:p>
      <text:p text:style-name="P28"><text:span text:style-name="T70"/></text:p>
      <text:list text:style-name="L29">
        <text:list-item>
          <text:p text:style-name="P29"><text:span text:style-name="T71">¿Que proyectos colocarias en github y cuales en gitlab?¿Porque?</text:span></text:p>
        </text:list-item>
      </text:list>
      <text:p text:style-name="P30"><text:span text:style-name="T71">En gitlab</text:span></text:p>
      <text:p text:style-name="P30"><text:span text:style-name="T72"/></text:p>
      <text:p text:style-name="P30"><text:span text:style-name="T73"/></text:p>
      <text:p text:style-name="P30"><text:span text:style-name="T73">Si está trabajando en un proyecto más grande en colaboración con numerosos desarrolladores, GitHub puede ser la mejor opción. Por otro lado, si el proyecto requiere una integración continua, entonces GitLab puede ser la mejor opcion.</text:span></text:p>
      <text:p text:style-name="P30"><text:span text:style-name="T73">Hoy en dia github es un repositorio privado comprado por microsoft y no te permite tener repositorios privados con mas de 3 dessarrolladores colaborando, en cambio gitlab es opensource y te permite hacer repositorios privados con muchos mas colaboradores.</text:span></text:p>
      <text:p text:style-name="P31"><text:span text:style-name="T74"/></text:p>
      <text:p text:style-name="P31"><text:span text:style-name="T74"/></text:p>
      <text:list text:style-name="L32">
        <text:list-item>
          <text:p text:style-name="P32"><text:span text:style-name="T75">¿Cuales son sus principales comandos?¿ como se usan?</text:span><text:span text:style-name="T76"/></text:p>
        </text:list-item>
      </text:list>
      <text:p text:style-name="P33"><text:span text:style-name="T77"/></text:p>
      <text:p text:style-name="P33"><text:span text:style-name="T78">Iniciar un repositorio vacío en una carpeta específica.</text:span><text:span text:style-name="T79"><text:s/></text:span></text:p>
      <text:p text:style-name="P33"><text:span text:style-name="T80">$ git init</text:span><text:span text:style-name="T81"><text:s/></text:span></text:p>
      <text:p text:style-name="P33"><text:span text:style-name="T82"/></text:p>
      <text:p text:style-name="P33"><text:span text:style-name="T83">Clonar un repositorio remoto a la carpeta local</text:span><text:span text:style-name="T84"><text:s/></text:span></text:p>
      <text:p text:style-name="P33"><text:span text:style-name="T85">$ git clone<text:s/></text:span><text:a xlink:href="https://github.com/YOUR-USERNAME/YOUR-REPOSITORY"><text:span text:style-name="T86">https://github.com/</text:span><text:span text:style-name="T87">YOUR-USERNAME</text:span><text:span text:style-name="T88">/</text:span><text:span text:style-name="T89">YOUR-REPOSITORY</text:span></text:a><text:span text:style-name="T90"><text:s/></text:span></text:p>
      <text:p text:style-name="P33"><text:span text:style-name="T91"/></text:p>
      <text:p text:style-name="P33"><text:span text:style-name="T92">Verificar a donde esta apuntando el remoto</text:span><text:span text:style-name="T93"><text:s/></text:span></text:p>
      <text:p text:style-name="P33"><text:span text:style-name="T94">git remote -v</text:span><text:span text:style-name="T95"><text:s/></text:span></text:p>
      <text:p text:style-name="P33"><text:span text:style-name="T95"/></text:p>
      <text:p text:style-name="P34"><text:span text:style-name="T96">Añadir los cambios al repositorio local</text:span><text:span text:style-name="T97"><text:s/></text:span></text:p>
      <text:p text:style-name="P34"><text:span text:style-name="T97">git add “nombre_de_archivo” </text:span></text:p>
      <text:p text:style-name="P34"><text:span text:style-name="T97">git add -A </text:span></text:p>
      <text:p text:style-name="P35"><text:span text:style-name="T98"/></text:p>
      <text:p text:style-name="P35"><text:span text:style-name="T99">Agregar un repositorio remoto</text:span><text:span text:style-name="T100"><text:s/></text:span></text:p>
      <text:p text:style-name="P35"><text:span text:style-name="T101">$ git remote add origin &lt;URL-del-repositorio&gt;</text:span><text:span text:style-name="T102"><text:s/></text:span></text:p>
      <text:p text:style-name="P35"><text:span text:style-name="T103">$ git remote set-url origin<text:s/></text:span><text:a xlink:href="https://github.com/USERNAME/REPOSITORY.git"><text:span text:style-name="T104">https://github.com/</text:span><text:span text:style-name="T105">USERNAME</text:span><text:span text:style-name="T106">/</text:span><text:span text:style-name="T107">REPOSITORY</text:span><text:span text:style-name="T108">.git</text:span></text:a><text:span text:style-name="T109"><text:s/></text:span></text:p>
      <text:p text:style-name="P35"><text:span text:style-name="T110"/></text:p>
      <text:p text:style-name="P35"><text:span text:style-name="T111">Actualizar el repositorio local con los cambios hechos en el remoto:</text:span><text:span text:style-name="T112"><text:s/></text:span></text:p>
      <text:p text:style-name="P35"><text:span text:style-name="T113">git pull origin &lt;nombre-rama&gt;</text:span><text:span text:style-name="T114"><text:s/></text:span></text:p>
      <text:p text:style-name="P35"><text:span text:style-name="T114">git push origin master</text:span></text:p>
      <text:p text:style-name="P35"><text:span text:style-name="T115"/></text:p>
      <text:p text:style-name="P35"><text:span text:style-name="T116">Estado de GIT de la carpeta donde se trabaja</text:span><text:span text:style-name="T117"><text:s/></text:span></text:p>
      <text:p text:style-name="P35"><text:span text:style-name="T118">git status </text:span></text:p>
      <text:p text:style-name="P35"><text:span text:style-name="T119"/></text:p>
      <text:p text:style-name="P35"><text:span text:style-name="T120">Confirmar los cambios realizados.</text:span><text:span text:style-name="T121"><text:s/></text:span></text:p>
      <text:p text:style-name="P35"><text:span text:style-name="T121">git commit ""</text:span><text:span text:style-name="T122">–</text:span><text:span text:style-name="T123">m<text:s/></text:span><text:span text:style-name="T124">“</text:span><text:span text:style-name="T125">mensaje</text:span><text:span text:style-name="T126">”</text:span><text:span text:style-name="T127"><text:s/></text:span></text:p>
      <text:p text:style-name="P35"><text:span text:style-name="T128"/></text:p>
      <text:p text:style-name="P35"><text:span text:style-name="T129">Revertir el commit identificado por “hash_commit”</text:span><text:span text:style-name="T130"><text:s/></text:span></text:p>
      <text:p text:style-name="P35"><text:span text:style-name="T130">git revert “hash_commit</text:span><text:span text:style-name="T131">"</text:span><text:span text:style-name="T132"><text:s/></text:span></text:p>
      <text:p text:style-name="P35"><text:span text:style-name="T133"/></text:p>
      <text:p text:style-name="P35"><text:span text:style-name="T134">Agregar los cambios al repositorio remoto</text:span><text:span text:style-name="T135"><text:s/></text:span></text:p>
      <text:p text:style-name="P35"><text:span text:style-name="T136">git push origin &lt;nombre-rama&gt;</text:span><text:span text:style-name="T137"><text:s/></text:span></text:p>
      <text:p text:style-name="P35"><text:span text:style-name="T137"/></text:p>
      <text:p text:style-name="P35"><text:span text:style-name="T138">Muestra la diferencia entre lo que está añadido (staged) y aquello que ha sido modificado pero no añadido. Muestra la diferencia línea por línea.</text:span></text:p>
      <text:p text:style-name="P35"><text:span text:style-name="T139">git diff</text:span></text:p>
      <text:p text:style-name="P35"><text:span text:style-name="T139"/></text:p>
      <text:p text:style-name="P35"><text:span text:style-name="T140">Deshace cambios y commits. Resetea el HEAD (último commit de la rama actual) al estado especificado.</text:span><text:span text:style-name="T141"/></text:p>
      <text:p text:style-name="P35"><text:span text:style-name="T141">git reset [&lt;commit&gt;] [--] &lt;files&gt;</text:span></text:p>
      <text:p text:style-name="P35"><text:span text:style-name="T142"/></text:p>
      <text:p text:style-name="P35"><text:span text:style-name="T142"><text:s/>Guarda los cambios que no están listos para hacerles commit y que así puedas volver a ellos mientras trabajas en otra cosa. Este comando funciona con una pila de cambios.</text:span><text:span text:style-name="T143"/></text:p>
      <text:p text:style-name="P35"><text:span text:style-name="T144">git stash </text:span></text:p>
      <text:p text:style-name="P35"><text:span text:style-name="T145"/></text:p>
      <text:p text:style-name="P35"><text:span text:style-name="T145">Lista, crea y administra contextos de trabajo llamados ramas.</text:span></text:p>
      <text:p text:style-name="P35"><text:span text:style-name="T146">git branch<text:s text:c="3"/>lista tus ramas disponibles</text:span></text:p>
      <text:p text:style-name="P35"><text:span text:style-name="T146">crea una nueva rama.</text:span></text:p>
      <text:p text:style-name="P35"><text:span text:style-name="T146">git branch -v<text:s text:c="3"/>ver el último commit de todas las ramas disponibles.</text:span></text:p>
      <text:p text:style-name="P35"><text:span text:style-name="T146">git push &lt;remote-name&gt; :&lt;branchname&gt;<text:s text:c="3"/>borrar una rama remota. Necesitamos el push para este caso.</text:span></text:p>
      <text:p text:style-name="P35"><text:span text:style-name="T146"/></text:p>
      <text:p text:style-name="P35"><text:span text:style-name="T147">Mezcla una rama con la rama actual. Si causas un conflicto, GitHub inserta marcas en los archivos mostrando, muy parecido a Subversion, qué partes son las conflictivas para que las soluciones.</text:span><text:span text:style-name="T148"/></text:p>
      <text:p text:style-name="P35"><text:span text:style-name="T148">git merge &lt;branch&gt;</text:span></text:p>
      <text:p text:style-name="P35"><text:span text:style-name="T149"/></text:p>
      <text:p text:style-name="P35"><text:span text:style-name="T149">Etiqueta un punto en el historial o commit como importante. Te permite hacer referencia más fácilmente a ese punto luego, en lugar de usar el identificador del commit. Se suele etiquetar con el número de versión.</text:span></text:p>
      <text:p text:style-name="P35"><text:span text:style-name="T150">git tag -a "&lt;tag&gt;"</text:span><text:span text:style-name="T151"/></text:p>
      <text:p text:style-name="P35"><text:span text:style-name="T151"/></text:p>
      <text:p text:style-name="P35"><text:span text:style-name="T152">Descarga ramas y toda nueva información de un repositorio remoto. Extrae la información remota.</text:span><text:span text:style-name="T153"/></text:p>
      <text:p text:style-name="P35"><text:span text:style-name="T154">git fetch [&lt;alias&gt;]<text:s/></text:span><text:span text:style-name="T155"/></text:p>
      <text:p text:style-name="P35"><text:span text:style-name="T155"/></text:p>
      <text:p text:style-name="P35"><text:span text:style-name="T156">Guarda este archivo con los datos que agregaste.</text:span></text:p>
      <text:p text:style-name="P35"><text:span text:style-name="T156">Actualiza este archivo.</text:span></text:p>
      <text:p text:style-name="P35"><text:span text:style-name="T156">Haz un commit con tu nombre como comentario.</text:span></text:p>
      <text:p text:style-name="P35"><text:span text:style-name="T156">Haz un push a tu servidor. Con el archivo ya modificarlo.</text:span></text:p>
      <text:p text:style-name="P35"><text:span text:style-name="T156">Renombra este archivo.</text:span></text:p>
      <text:p text:style-name="P35"><text:span text:style-name="T156">Haz un pull y merge donde bajaras el archivo con el nombre viejo.</text:span></text:p>
      <text:p text:style-name="P36"><text:span text:style-name="T157"/></text:p>
      <text:p text:style-name="P37"><text:span text:style-name="T158">Elijan un proyecto en github o gitlab entre los alumnos.</text:span></text:p>
      <text:p text:style-name="P37"><text:span text:style-name="T158">Suban todos su aporte a ese proyecto y bajen el de los demas, asi pueden tener en local el trabajo de todos.</text:span></text:p>
      <text:p text:style-name="P37"><text:span text:style-name="T158">Editen un archivo con las mejores datos de todos los tp.</text:span></text:p>
      <text:p text:style-name="P37"><text:span text:style-name="T158">Subanlo y hagan un pull request.</text:span></text:p>
      <text:p text:style-name="P37"><text:span text:style-name="T158">Borren sus aportes personales en lo local y en sus proyectos y actualícelo con el archivo generado y mejorado por todo el grupo.</text:span></text:p>
      <text:p text:style-name="P38"><text:span text:style-name="T159"/></text:p>
      <text:list text:style-name="L39">
        <text:list-item>
          <text:p text:style-name="P39"><text:span text:style-name="T160">¿Que utilidad encontrás git?</text:span><text:span text:style-name="T161"/></text:p>
        </text:list-item>
      </text:list>
      <text:p text:style-name="P40"><text:span text:style-name="T161"/></text:p>
      <text:p text:style-name="P41"><text:span text:style-name="T162"/></text:p>
      <text:p text:style-name="P41"><text:span text:style-name="T162">Git ventajas</text:span></text:p>
      <text:p text:style-name="P41"><text:span text:style-name="T163"/></text:p>
      <text:p text:style-name="P41"><text:span text:style-name="T163">-Sistema distribuido, sin un punto central de fallo, que permite el trabajo incluso sin conexión.</text:span></text:p>
      <text:p text:style-name="P41"><text:span text:style-name="T163">-Superrápido y ligero, optimizado para hacer operaciones de control muy rápidas.</text:span></text:p>
      <text:p text:style-name="P41"><text:span text:style-name="T163">Crear ramas y mezclarlas es rápido y poco propenso a problemas, al contrario que en otros sistemas tradicionales.</text:span></text:p>
      <text:p text:style-name="P41"><text:span text:style-name="T163">-La integridad de la información está asegurada gracias a su modelo de almacenamiento, que permite predecir este tipo de problemas. En sistemas tradicionales este era un problema grave.</text:span></text:p>
      <text:p text:style-name="P41"><text:span text:style-name="T163">-El concepto de área de preparación o staging permite versionar los cambios como nos convenga, no todo o nada.</text:span></text:p>
      <text:p text:style-name="P41"><text:span text:style-name="T163">-¡Es gratis! y de código abierto.</text:span></text:p>
      <text:p text:style-name="P41"><text:span text:style-name="T163"/></text:p>
      <text:p text:style-name="P41"><text:span text:style-name="T163"/></text:p>
      <text:p text:style-name="P41"><text:span text:style-name="T164">Git Desventajas</text:span></text:p>
      <text:p text:style-name="P41"><text:span text:style-name="T165"/></text:p>
      <text:p text:style-name="P41"><text:span text:style-name="T165">-Es más complejo que los sistemas centralizados tradicionales porque entran en juego más repositorios, más operaciones y más posibilidades para trabajar en equipo, que hay que decidir.</text:span></text:p>
      <text:p text:style-name="P41"><text:span text:style-name="T165">-La curva de aprendizaje es empinada. Lo básico lo aprendes enseguida, pero la realidad te demuestra que no es suficiente. La documentación es tan compleja que muchas veces no resulta de ayuda.</text:span></text:p>
      <text:p text:style-name="P41"><text:span text:style-name="T165">-Los comandos y algunos conceptos que usa pueden llegar a ser confusos, al igual que algunos mensajes que muestra.</text:span></text:p>
      <text:p text:style-name="P41"><text:span text:style-name="T165">-Por defecto, se lleva mal con archivos binarios muy grandes, como vídeos o documentos gráficos muy pesados. Por suerte existen soluciones para ello (Git LFS).</text:span></text:p>
      <text:p text:style-name="P42"><text:span text:style-name="T166"/></text:p>
      <text:p text:style-name="P42"><text:span text:style-name="T166"/></text:p>
      <text:list text:style-name="L43">
        <text:list-item>
          <text:p text:style-name="P43"><text:span text:style-name="T167">¿Que ventajas y desventajas tiene usar git como sistema de seguridad?</text:span><text:span text:style-name="T168"/></text:p>
        </text:list-item>
      </text:list>
      <text:p text:style-name="P44"><text:span text:style-name="T168"/></text:p>
      <text:p text:style-name="P44"><text:span text:style-name="T168">Git no es seguro y<text:s text:c="2"/>se puede tener distintas amenzas informaticas como por ejemplo:</text:span></text:p>
      <text:p text:style-name="P44"><text:span text:style-name="T168"/></text:p>
      <text:p text:style-name="P44"><text:span text:style-name="T168">-Un ataque externo (por ejemplo, un hack).</text:span></text:p>
      <text:p text:style-name="P44"><text:span text:style-name="T168">-Una amenaza interna (por ejemplo, descuido del desarrollador).</text:span></text:p>
      <text:p text:style-name="P44"><text:span text:style-name="T168"/></text:p>
      <text:p text:style-name="P44"><text:span text:style-name="T168">No existen medidas de autenticación o verificación. Solo puedes controlar Git con acceso al servidor. Y los desarrolladores pueden reescribir fácilmente su historial de cambios. Dado que se distribuye Git, todos terminan con una copia del repositorio en su computadora portátil. Y pueden hacer lo que quieran con él.</text:span></text:p>
      <text:p text:style-name="P44"><text:span text:style-name="T168"/></text:p>
      <text:p text:style-name="P44"><text:span text:style-name="T169">Como ventajas te permite trabajar completamente desconectado del servidor y hacer cuantos commits quieras en puntos medios estables sin afectar el código del servidor hasta que haces push.</text:span><text:span text:style-name="T170"/></text:p>
      <text:p text:style-name="P44"><text:span text:style-name="T170"/></text:p>
      <text:p text:style-name="P44"><text:span text:style-name="T170">Buenas practicas del uso de git:</text:span></text:p>
      <text:p text:style-name="P44"><text:span text:style-name="T170"/></text:p>
      <text:p text:style-name="P44"><text:span text:style-name="T170">1. Nunca almacene credenciales como código / configuración en GitHub.</text:span></text:p>
      <text:p text:style-name="P44"><text:span text:style-name="T170">2. Elimina los datos confidenciales de tus archivos y el historial de GitHub</text:span></text:p>
      <text:p text:style-name="P44"><text:span text:style-name="T170">3. Controlar estrictamente el acceso</text:span></text:p>
      <text:p text:style-name="P44"><text:span text:style-name="T170">4. Agregue un archivo SECURITY.md</text:span></text:p>
      <text:p text:style-name="P44"><text:span text:style-name="T170">5. Valide sus aplicaciones de GitHub con cuidado</text:span></text:p>
      <text:p text:style-name="P44"><text:span text:style-name="T170">6. Agregar pruebas de seguridad a los RP</text:span></text:p>
      <text:p text:style-name="P44"><text:span text:style-name="T170">7. Utilice la oferta de GitHub adecuada para sus necesidades de seguridad</text:span></text:p>
      <text:p text:style-name="P44"><text:span text:style-name="T170">8. Rote las claves SSH y los tokens de acceso personal</text:span></text:p>
      <text:p text:style-name="P44"><text:span text:style-name="T170">9. Cree nuevos proyectos teniendo en cuenta la seguridad</text:span></text:p>
      <text:p text:style-name="P44"><text:span text:style-name="T170">10. Audite cualquier código que importe a GitHub</text:span></text:p>
      <text:p text:style-name="P44"><text:span text:style-name="T171"/></text:p>
      <text:list text:style-name="L45">
        <text:list-item>
          <text:p text:style-name="P45"><text:span text:style-name="T171">¿Que ventajas y desventajas tiene usar git como sistema de trabajo en grupo?</text:span></text:p>
        </text:list-item>
      </text:list>
      <text:p text:style-name="P46"><text:span text:style-name="T172"/></text:p>
      <text:p text:style-name="P46"><text:span text:style-name="T172">GIT es un sistema que nos permite gestionar las distintas versiones, etapas, ramas y estados de un proyecto en un grupo de trabajo mediante un repositorio centralizado en la nube. Su uso, en principio, es muy sencillo. Uno realiza un cambio en un archivo, lo guarda en un commit y lo sube al repositorio oncloud mediante un push. Pero solo puedo hacer tal push si tengo la última versión de todo el proyecto, es decir, que haya hecho un fetch y un pull de los cambios que otros hayan hecho, dejándole al sistema la responsabilidad de hacer la mezcla automática de todos los cambios hechos por los distintos miembros del equipo.</text:span></text:p>
      <text:p text:style-name="P46"><text:span text:style-name="T172"/></text:p>
      <text:p text:style-name="P46"><text:span text:style-name="T172">Si hay un caso que el sistema no pueda determinar automáticamente cuál versión dejar, por ejemplo, que se haya modificado exactamente la misma línea por dos personas en paralelo, surge lo que se denomina un “conflicto” y será un humano quien realice una mezcla manual y determine lo que se mantiene y lo que sobrescribe o elimina.</text:span></text:p>
      <text:p text:style-name="P46"><text:span text:style-name="T172"/></text:p>
      <text:p text:style-name="P46"><text:span text:style-name="T172">Si bien la lógica que planeta es sencilla, requiere establecer un flujo de trabajo ordenado que permita tomar decisiones prácticamente sin error. Para ello se hace el uso de ramas de desarrollo donde se pueden trabajar las modificaciones de un proyecto sin afectar a la rama principal o master, que vendría a ser la versión estable final disponible a los usuarios.</text:span></text:p>
      <text:p text:style-name="P46"><text:span text:style-name="T173"/></text:p>
      <text:p text:style-name="P46"><text:span text:style-name="T174">Por otra parte, al estar todo centralizado en un repositorio en la nube, permite que cualquier miembro del equipo, nuevo o antiguo, pueda tener una copia de todo el código, su historial y sus distintas ramas en cosa de minutos. Esta misma capacidad es usada para hacer lo que se denomina el deploy de un sitio a su ambiente productivo en muy poco tiempo y, en la etapa de mantención, de las sucesivas modificaciones que se irán realizando, independiente de cuándo el cliente solicitó el cambio, de cuando aprobó su paso a producción y de si entre medio solicitó o aprobó otras modificaciones.</text:span></text:p>
      <text:p text:style-name="P46"><text:span text:style-name="T174"/></text:p>
      <text:p text:style-name="P47"><text:span text:style-name="T174">Nota: Ten en cuenta el espacio en disco</text:span></text:p>
      <text:p text:style-name="P47"><text:span text:style-name="T174"/></text:p>
      <text:p text:style-name="P47"><text:span text:style-name="T174"/></text:p>
      <text:p text:style-name="P47"><text:span text:style-name="T174"/></text:p>
      <text:p text:style-name="P47"><text:span text:style-name="T174"/></text:p>
      <text:p text:style-name="P47"><text:span text:style-name="T174"/></text:p>
      <text:p text:style-name="P47"><text:span text:style-name="T175"/></text:p>
      <text:p text:style-name="P47"><text:span text:style-name="T176">Para finalizar invitame a ver tu trabajo mandándolo a<text:s/></text:span><text:a xlink:href="mailto:cursos.agt@gmail.com"><text:span text:style-name="T178">cursos.agt@gmail.com</text:span></text:a><text:span text:style-name="T179"><text:s/></text:span><text:span text:style-name="T180">o <text:s/></text:span><text:a xlink:href="https://github.com/CursosAGT"><text:span text:style-name="T181">https://github.com/CursosAGT</text:span></text:a><text:span text:style-name="T182"/></text:p>
      <text:p text:style-name="P48"><text:span text:style-name="T183"/></text:p>
      <text:p text:style-name="P48"><text:span text:style-name="T183"/></text:p>
      <text:p text:style-name="P49"><text:span text:style-name="T184">saludos</text:span></text:p>
      <text:p text:style-name="P50"><text:span text:style-name="T185"/></text:p>
      <text:p text:style-name="P50"><text:span text:style-name="T186">-- </text:span></text:p>
      <text:p text:style-name="P51"><text:span text:style-name="T187"><text:s/></text:span><text:span text:style-name="T188">Atte.</text:span></text:p>
      <text:p text:style-name="P51"><text:span text:style-name="T188">García T, Ariel H</text:span></text:p>
      <text:p text:style-name="P51"><text:span text:style-name="T188">Socio Gerente - Presidente </text:span></text:p>
      <text:p text:style-name="P51"><text:span text:style-name="T188">Mithril S.R.L.&amp;</text:span></text:p>
      <text:p text:style-name="P51"><text:span text:style-name="T188">Trading New Technologies SA<text:s text:c="2"/></text:span></text:p>
      <text:p text:style-name="P51"><text:span text:style-name="T188">Laprida 3460 - V.Martelli - Prov. de Bs.As.</text:span></text:p>
      <text:p text:style-name="P51"><text:span text:style-name="T188">+54+11 4137 -6776 (rot + fax)</text:span></text:p>
      <text:p text:style-name="P51"><text:span text:style-name="T188">"Hay 10 tipos de personas, las que piensan en binario y las que no"</text:span></text:p>
      <text:p text:style-name="P51"><text:span text:style-name="T189"/></text:p>
      <text:p text:style-name="P51"><text:span text:style-name="T190">Este mensaje y sus adjuntos son para uso exclusivo del usuario de la dirección de correo electrónico a quien esta dirigido y podrían contener información confidencial. Si usted hubiese recibido por error este mensaje, por favor informe de tal situación inmediatamente a<text:s/></text:span><text:a xlink:href="mailto:admin@tnt-lab.com.ar"><text:span text:style-name="T192">admin@tnt-lab.com.ar</text:span></text:a><text:span text:style-name="T193"><text:s/>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P52"><text:span text:style-name="T1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